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A300000054B878382141EED746.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venir Next LT Pro" svg:font-family="'Avenir Next LT Pro'"/>
    <style:font-face style:name="Avenir Next LT Pro1" svg:font-family="'Avenir Next LT Pr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ichelin" svg:font-family="Michelin" style:font-family-generic="roman" style:font-pitch="variable"/>
    <style:font-face style:name="Michelin Black" svg:font-family="'Michelin Black'" style:font-family-generic="roman" style:font-pitch="variable"/>
    <style:font-face style:name="Michelin Light" svg:font-family="'Michelin Ligh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ing_20_1">
      <style:text-properties fo:language="fr" fo:country="FR"/>
    </style:style>
    <style:style style:name="P4" style:family="paragraph" style:parent-style-name="List_20_Paragraph" style:list-style-name="WWNum5">
      <style:paragraph-properties fo:text-align="start" style:justify-single-word="false"/>
    </style:style>
    <style:style style:name="P5" style:family="paragraph" style:parent-style-name="List_20_Paragraph" style:list-style-name="WWNum5">
      <style:paragraph-properties fo:text-align="start" style:justify-single-word="false"/>
      <style:text-properties officeooo:paragraph-rsid="001659d6"/>
    </style:style>
    <style:style style:name="P6" style:family="paragraph" style:parent-style-name="Standard">
      <style:paragraph-properties fo:text-align="center" style:justify-single-word="false"/>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text-properties fo:language="fr" fo:country="FR"/>
    </style:style>
    <style:style style:name="P9" style:family="paragraph" style:parent-style-name="Text_20_body" style:list-style-name="L1">
      <style:paragraph-properties fo:margin-top="0cm" fo:margin-bottom="0cm" style:contextual-spacing="false"/>
      <style:text-properties fo:language="fr" fo:country="FR"/>
    </style:style>
    <style:style style:name="P10" style:family="paragraph" style:parent-style-name="Text_20_body" style:list-style-name="L2">
      <style:paragraph-properties fo:margin-top="0cm" fo:margin-bottom="0cm" style:contextual-spacing="false"/>
      <style:text-properties fo:language="fr" fo:country="FR"/>
    </style:style>
    <style:style style:name="P11" style:family="paragraph" style:parent-style-name="Text_20_body" style:list-style-name="L2">
      <style:text-properties fo:language="fr" fo:country="F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font-style="italic"/>
    </style:style>
    <style:style style:name="T5" style:family="text">
      <style:text-properties officeooo:rsid="001659d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review: TP1</text:p>
      <text:h text:style-name="Heading_20_1" text:outline-level="1">Summary</text:h>
      <text:p text:style-name="Standard">An intern at your company has just wrapped up a project to create a password strength calculator. The tool works, but there's a catch—the code is a mess. It’s poorly structured, lacks comments, and doesn’t follow best practices. Now, it’s up to you to take this rough draft and turn it into a professional, industry-ready and open-source application. However, we didn’t want our competitor to use it for business purpose.</text:p>
      <text:p text:style-name="Standard"><text:span text:style-name="T2">Your Mission</text:span>: Your task is to step into the shoes of a software engineer and industrialize the intern’s code. This means transforming it from a basic, functional prototype into a polished, maintainable, and scalable piece of software.</text:p>
      <text:p text:style-name="P6">https://github.com/Fisjkars/CodeReview</text:p>
      <text:h text:style-name="Heading_20_1" text:outline-level="1">Deliverables expected</text:h>
      <text:p text:style-name="Standard">A Github repository containing the intern code with the following elements:</text:p>
      <text:list xml:id="list2908284039" text:style-name="WWNum5">
        <text:list-item>
          <text:p text:style-name="P4">Maven/Gradle/Ant project</text:p>
        </text:list-item>
        <text:list-item>
          <text:p text:style-name="P4">README.md with a summary of the project and basic usage of the library.</text:p>
        </text:list-item>
        <text:list-item>
          <text:p text:style-name="P4">Code:</text:p>
          <text:list>
            <text:list-item>
              <text:p text:style-name="P4">License chosen.</text:p>
            </text:list-item>
            <text:list-item>
              <text:p text:style-name="P4">Comment the code using Javadoc.</text:p>
            </text:list-item>
            <text:list-item>
              <text:p text:style-name="P4">Apply a code style policy (ex: Checkstyle).</text:p>
            </text:list-item>
            <text:list-item>
              <text:p text:style-name="P4">Fix bugs if necessary.</text:p>
            </text:list-item>
          </text:list>
        </text:list-item>
        <text:list-item>
          <text:p text:style-name="P4">SCM:</text:p>
          <text:list>
            <text:list-item>
              <text:p text:style-name="P4">Github project.</text:p>
            </text:list-item>
            <text:list-item>
              <text:p text:style-name="P4">Security.md.</text:p>
            </text:list-item>
            <text:list-item>
              <text:p text:style-name="P4">Issues Templates.</text:p>
            </text:list-item>
            <text:list-item>
              <text:p text:style-name="P4">Pull request template.</text:p>
            </text:list-item>
            <text:list-item>
              <text:p text:style-name="P4">Protected Branches policies.</text:p>
            </text:list-item>
            <text:list-item>
              <text:p text:style-name="P4">Define pull request policy (approval etc…)</text:p>
            </text:list-item>
          </text:list>
        </text:list-item>
        <text:list-item>
          <text:p text:style-name="P4">Tests:</text:p>
          <text:list>
            <text:list-item>
              <text:p text:style-name="P4">Units Tests implementation with proper test plan.</text:p>
            </text:list-item>
            <text:list-item>
              <text:p text:style-name="P4">“Performance test” on “ComputeMD5” method</text:p>
            </text:list-item>
          </text:list>
        </text:list-item>
        <text:list-item>
          <text:p text:style-name="P4">CI/CD:</text:p>
          <text:list>
            <text:list-item>
              <text:p text:style-name="P4">Foreach pull requests:</text:p>
              <text:list>
                <text:list-item>
                  <text:p text:style-name="P4">Checkstyle</text:p>
                </text:list-item>
                <text:list-item>
                  <text:p text:style-name="P4">Unit Tests passed.</text:p>
                </text:list-item>
                <text:list-item>
                  <text:p text:style-name="P4">Cobertura reach 90%. </text:p>
                </text:list-item>
                <text:list-item>
                  <text:p text:style-name="P4"><text:soft-page-break/>Performance Tests passed.</text:p>
                </text:list-item>
                <text:list-item>
                  <text:p text:style-name="P4">SAST run successfully without default (Ex: Semgrep).</text:p>
                </text:list-item>
              </text:list>
            </text:list-item>
            <text:list-item>
              <text:p text:style-name="P4">Foreach main modification:</text:p>
              <text:list>
                <text:list-item>
                  <text:p text:style-name="P4">Build and Deploy version in Github Maven registry.</text:p>
                </text:list-item>
                <text:list-item>
                  <text:p text:style-name="P4">Deploy documentation using GH-Pages with URL (blah.com/javadoc/&lt;version&gt;)</text:p>
                </text:list-item>
                <text:list-item>
                  <text:p text:style-name="P5">Deploy Cobertura report with GH-Pages with URL (blah.com/cobertura/&lt;version&gt;)<text:line-break/><text:line-break/><text:line-break/><text:tab/><text:span text:style-name="T3"><text:tab/><text:tab/>Examen du code : TP1</text:span></text:p>
                </text:list-item>
              </text:list>
            </text:list-item>
          </text:list>
        </text:list-item>
      </text:list>
      <text:h text:style-name="P3" text:outline-level="1">Résumé</text:h>
      <text:p text:style-name="P8">Un stagiaire de votre entreprise vient de terminer un projet visant à créer un calculateur de force de mot de passe. L'outil fonctionne, mais il y a un problème : le code est en désordre. Il est mal structuré, manque de commentaires et ne suit pas les meilleures pratiques. Il ne tient qu'à vous de transformer ce brouillon en une application professionnelle, prête à l'emploi et open-source. Cependant, nous ne voulons pas que notre concurrent l'utilise à des fins commerciales.</text:p>
      <text:p text:style-name="P8"><text:span text:style-name="T1">Votre mission</text:span>: Votre tâche consiste à vous mettre dans la peau d'un ingénieur logiciel et à industrialiser le code du stagiaire. Il s'agit de le transformer d'un prototype basique et fonctionnel en un logiciel perfectionné, maintenable et évolutif.</text:p>
      <text:p text:style-name="P8">https://github.com/Fisjkars/CodeReview</text:p>
      <text:h text:style-name="P3" text:outline-level="1">Livrables attendus</text:h>
      <text:p text:style-name="P8">Un dépôt Github contenant le code du stagiaire avec les éléments suivants :</text:p>
      <text:list text:style-name="L1">
        <text:list-item>
          <text:p text:style-name="P9">Projet Maven/Gradle/Ant</text:p>
        </text:list-item>
        <text:list-item>
          <text:p text:style-name="P9">README.md avec un résumé du projet et l'utilisation de base de la bibliothèque.</text:p>
        </text:list-item>
        <text:list-item>
          <text:p text:style-name="P9">Code :</text:p>
          <text:list>
            <text:list-item>
              <text:p text:style-name="P9">Licence choisie.</text:p>
            </text:list-item>
            <text:list-item>
              <text:p text:style-name="P9">Commenter le code en utilisant Javadoc.</text:p>
            </text:list-item>
            <text:list-item>
              <text:p text:style-name="P9">Appliquer une politique de style de code (ex : Checkstyle).</text:p>
            </text:list-item>
            <text:list-item>
              <text:p text:style-name="P9">Corriger les bogues si nécessaire.</text:p>
            </text:list-item>
          </text:list>
        </text:list-item>
        <text:list-item>
          <text:p text:style-name="P9">SCM :</text:p>
          <text:list>
            <text:list-item>
              <text:p text:style-name="P9">Projet Github.</text:p>
            </text:list-item>
            <text:list-item>
              <text:p text:style-name="P9">Security.md.</text:p>
            </text:list-item>
            <text:list-item>
              <text:p text:style-name="P9">Modèles de problèmes.</text:p>
            </text:list-item>
            <text:list-item>
              <text:p text:style-name="P9">Modèle de demande d'extraction.</text:p>
            </text:list-item>
            <text:list-item>
              <text:p text:style-name="P9">Politiques de branches protégées.</text:p>
            </text:list-item>
            <text:list-item>
              <text:p text:style-name="P9">Définir la politique de demande d'extraction (approbation etc...)</text:p>
            </text:list-item>
          </text:list>
        </text:list-item>
        <text:list-item>
          <text:p text:style-name="P9"><text:soft-page-break/>Tests :</text:p>
          <text:list>
            <text:list-item>
              <text:p text:style-name="P9">Tests unitaires de l'implémentation avec un plan de test approprié.</text:p>
            </text:list-item>
            <text:list-item>
              <text:p text:style-name="P9">"Test de performance sur la méthode "ComputeMD5".</text:p>
            </text:list-item>
          </text:list>
        </text:list-item>
        <text:list-item>
          <text:p text:style-name="P9">CI/CD :</text:p>
        </text:list-item>
      </text:list>
      <text:list text:style-name="L2">
        <text:list-item>
          <text:list>
            <text:list-item>
              <text:p text:style-name="P10">Foreach pull requests :</text:p>
              <text:list>
                <text:list-item>
                  <text:p text:style-name="P10">Checkstyle</text:p>
                </text:list-item>
                <text:list-item>
                  <text:p text:style-name="P10">Tests unitaires réussis.</text:p>
                </text:list-item>
                <text:list-item>
                  <text:p text:style-name="P10">Cobertura atteint 90%. </text:p>
                </text:list-item>
                <text:list-item>
                  <text:p text:style-name="P10">Tests de performance réussis.</text:p>
                </text:list-item>
                <text:list-item>
                  <text:p text:style-name="P10">SAST s'exécute avec succès sans défaut (Ex : Semgrep).</text:p>
                </text:list-item>
              </text:list>
            </text:list-item>
            <text:list-item>
              <text:p text:style-name="P10">Modification principale de Foreach :</text:p>
              <text:list>
                <text:list-item>
                  <text:p text:style-name="P10">Construire et déployer la version dans le registre Maven de Github.</text:p>
                </text:list-item>
                <text:list-item>
                  <text:p text:style-name="P10">Déploiement de la documentation en utilisant GH-Pages avec URL (blah.com/javadoc/&lt;version&gt;)</text:p>
                </text:list-item>
                <text:list-item>
                  <text:p text:style-name="P11">Déployer le rapport Cobertura avec GH-Pages avec URL (blah.com/cobertura/&lt;version&gt;)</text:p>
                </text:list-item>
              </text:list>
            </text:list-item>
          </text:list>
        </text:list-item>
      </text:list>
      <text:p text:style-name="Text_20_body"/>
      <text:p text:style-name="Text_20_body"><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venir Next LT Pro" svg:font-family="'Avenir Next LT Pro'"/>
    <style:font-face style:name="Avenir Next LT Pro1" svg:font-family="'Avenir Next LT Pr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ichelin" svg:font-family="Michelin" style:font-family-generic="roman" style:font-pitch="variable"/>
    <style:font-face style:name="Michelin Black" svg:font-family="'Michelin Black'" style:font-family-generic="roman" style:font-pitch="variable"/>
    <style:font-face style:name="Michelin Light" svg:font-family="'Michelin Ligh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fo:color="#2f5496" loext:opacity="100%" style:font-name="Avenir Next LT Pro1" fo:font-family="'Avenir Next LT Pro'"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212cm" style:contextual-spacing="false" fo:text-align="start" style:justify-single-word="false" fo:keep-together="always" fo:keep-with-next="always"/>
      <style:text-properties style:font-name="Michelin" fo:font-family="Michelin"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text-align="start" style:justify-single-word="false" fo:keep-together="always" fo:keep-with-next="always"/>
      <style:text-properties style:font-name="Michelin Light" fo:font-family="'Michelin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text-align="start" style:justify-single-word="false" fo:keep-together="always" fo:keep-with-next="always"/>
      <style:text-properties style:font-name="Michelin Light" fo:font-family="'Michelin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itle" style:family="paragraph" style:parent-style-name="Standard" style:next-style-name="Standard" loext:linked-style-name="Titre_20_Car" style:class="chapter">
      <style:paragraph-properties fo:margin-top="0.423cm" fo:margin-bottom="0cm" style:contextual-spacing="true" fo:line-height="100%" fo:text-align="center" style:justify-single-word="false"/>
      <style:text-properties style:font-name="Michelin Black" fo:font-family="'Michelin Black'" style:font-family-generic="roman" style:font-pitch="variable" fo:font-size="16pt" fo:letter-spacing="-0.018cm" style:letter-kerning="true" style:font-name-asian="F" style:font-family-generic-asian="system" style:font-pitch-asian="variable" style:font-size-asian="16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paragraph-properties fo:text-align="center" style:justify-single-word="false"/>
      <style:text-properties style:font-name="Michelin" fo:font-family="Michelin" style:font-family-generic="roman" style:font-pitch="variable" fo:font-size="13pt" fo:letter-spacing="0.026cm" style:font-name-asian="F" style:font-family-generic-asian="system" style:font-pitch-asian="variable" style:font-size-asian="13pt"/>
    </style:style>
    <style:style style:name="No_20_Spacing" style:display-name="No Spacing" style:family="paragraph">
      <style:paragraph-properties fo:margin-top="0cm" fo:margin-bottom="0cm" style:contextual-spacing="false" fo:line-height="100%" fo:text-align="justify" style:justify-single-word="false" fo:orphans="2" fo:widows="2" style:writing-mode="lr-tb"/>
      <style:text-properties fo:color="#2f5496" loext:opacity="100%" style:font-name="Avenir Next LT Pro1" fo:font-family="'Avenir Next LT Pro'" style:font-family-generic="roman" style:font-pitch="variable"/>
    </style:style>
    <style:style style:name="Quote" style:family="paragraph" style:parent-style-name="Standard" style:next-style-name="Standard" loext:linked-style-name="Citation_20_Car">
      <style:paragraph-properties fo:margin-left="1.524cm" fo:margin-right="1.524cm" fo:margin-top="0.353cm" fo:margin-bottom="0.282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font-name="Calibri Light" fo:font-family="'Calibri Light'"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2f5496" loext:opacity="100%" style:font-name="Michelin" fo:font-family="Michelin"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6pt"/>
    </style:style>
    <style:style style:name="Titre_20_2_20_Car" style:display-name="Titre 2 Car" style:family="text" style:parent-style-name="Default_20_Paragraph_20_Font" loext:linked-style-name="Heading_20_2">
      <style:text-properties fo:color="#2f5496" loext:opacity="100%" style:font-name="Michelin Light" fo:font-family="'Michelin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loext:linked-style-name="Heading_20_3">
      <style:text-properties fo:color="#2f5496" loext:opacity="100%" style:font-name="Michelin Light" fo:font-family="'Michelin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2pt"/>
    </style:style>
    <style:style style:name="Titre_20_4_20_Car" style:display-name="Titre 4 C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5_20_Car" style:display-name="Titre 5 Car" style:family="text" style:parent-style-name="Default_20_Paragraph_20_Font" loext:linked-style-name="Heading_20_5">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loext:linked-style-name="Heading_20_6">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7_20_Car" style:display-name="Titre 7 Car"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8_20_Car" style:display-name="Titre 8 C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itre_20_9_20_Car" style:display-name="Titre 9 C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itre_20_Car" style:display-name="Titre Car" style:family="text" style:parent-style-name="Default_20_Paragraph_20_Font" loext:linked-style-name="Title">
      <style:text-properties fo:color="#2f5496" loext:opacity="100%" style:font-name="Michelin Black" fo:font-family="'Michelin Black'" style:font-family-generic="roman" style:font-pitch="variable" fo:font-size="16pt" fo:letter-spacing="-0.018cm" style:letter-kerning="true" style:font-name-asian="F" style:font-family-generic-asian="system" style:font-pitch-asian="variable" style:font-size-asian="16pt" style:font-name-complex="F"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2f5496" loext:opacity="100%" style:font-name="Michelin" fo:font-family="Michelin" style:font-family-generic="roman" style:font-pitch="variable" fo:font-size="13pt" fo:letter-spacing="0.026cm" style:font-name-asian="F" style:font-family-generic-asian="system" style:font-pitch-asian="variable" style:font-size-asian="13pt"/>
    </style:style>
    <style:style style:name="Strong" style:family="text" style:parent-style-name="Default_20_Paragraph_20_Font">
      <style:text-properties fo:color="#2f5496" loext:opacity="100%" style:font-name="Avenir Next LT Pro1" fo:font-family="'Avenir Next LT Pro'" style:font-family-generic="roman" style:font-pitch="variable" fo:font-size="11pt" fo:font-weight="bold" style:font-size-asian="11pt"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loext:linked-style-name="Quote">
      <style:text-properties fo:color="#404040" loext:opacity="100%" style:font-name="Avenir Next LT Pro1" fo:font-family="'Avenir Next LT Pro'" style:font-family-generic="roman" style:font-pitch="variable" fo:font-style="italic" style:font-style-asian="italic" style:font-style-complex="italic"/>
    </style:style>
    <style:style style:name="Citation_20_intense_20_Car" style:display-name="Citation intense Car" style:family="text" style:parent-style-name="Default_20_Paragraph_20_Font" loext:linked-style-name="Intense_20_Quote">
      <style:text-properties fo:color="#4472c4" loext:opacity="100%" style:font-name="Avenir Next LT Pro1" fo:font-family="'Avenir Next LT Pro'" style:font-family-generic="roman" style:font-pitch="variable" fo:font-style="italic" style:font-style-asian="italic"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En-tête_20_Car" style:display-name="En-tête Car" style:family="text" style:parent-style-name="Default_20_Paragraph_20_Font" loext:linked-style-name="Header">
      <style:text-properties fo:color="#2f5496" loext:opacity="100%" style:font-name="Avenir Next LT Pro1" fo:font-family="'Avenir Next LT Pro'" style:font-family-generic="roman" style:font-pitch="variable"/>
    </style:style>
    <style:style style:name="Pied_20_de_20_page_20_Car" style:display-name="Pied de page Car" style:family="text" style:parent-style-name="Default_20_Paragraph_20_Font" loext:linked-style-name="Footer">
      <style:text-properties fo:color="#2f5496" loext:opacity="100%" style:font-name="Avenir Next LT Pro1" fo:font-family="'Avenir Next LT Pro'"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Avenir Next LT Pr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Avenir Next LT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language="fr" fo:country="FR"/>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 4" text:anchor-type="as-char" svg:width="2.058cm" svg:height="1.062cm" draw:z-index="2"><draw:image xlink:href="Pictures/10000001000000A300000054B878382141EED746.png" xlink:type="simple" xlink:show="embed" xlink:actuate="onLoad" draw:mime-type="image/png"/><svg:desc>Une image contenant texte, Police, logo, Graphique

Description générée automatiquement</svg:desc></draw:frame><text:s/></text:p>
      </style:header>
      <style:footer>
        <text:p text:style-name="MP2"><text:span text:style-name="MT1">ZZ2 F2&amp;F5 202</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061945</meta:initial-creator>
    <meta:editing-cycles>12</meta:editing-cycles>
    <meta:print-date>2024-01-12T08:01:00</meta:print-date>
    <meta:creation-date>2024-03-14T13:37:00</meta:creation-date>
    <dc:date>2024-11-06T15:01:47.462967537</dc:date>
    <meta:editing-duration>PT2H17M22S</meta:editing-duration>
    <meta:generator>LibreOffice/7.4.7.2$Linux_X86_64 LibreOffice_project/40$Build-2</meta:generator>
    <meta:document-statistic meta:table-count="0" meta:image-count="1" meta:object-count="0" meta:page-count="3" meta:paragraph-count="71" meta:word-count="581" meta:character-count="3606" meta:non-whitespace-character-count="3144"/>
    <meta:user-defined meta:name="AppVersion">16.0000</meta:user-defined>
    <meta:user-defined meta:name="MSIP_Label_09e9a456-2778-4ca9-be06-1190b1e1118a_ActionId">11e8411c-c3a1-4383-a179-9f25c4860da5</meta:user-defined>
    <meta:user-defined meta:name="MSIP_Label_09e9a456-2778-4ca9-be06-1190b1e1118a_ContentBits">0</meta:user-defined>
    <meta:user-defined meta:name="MSIP_Label_09e9a456-2778-4ca9-be06-1190b1e1118a_Enabled">true</meta:user-defined>
    <meta:user-defined meta:name="MSIP_Label_09e9a456-2778-4ca9-be06-1190b1e1118a_Method" meta:value-type="string">Standard</meta:user-defined>
    <meta:user-defined meta:name="MSIP_Label_09e9a456-2778-4ca9-be06-1190b1e1118a_Name" meta:value-type="string">D3</meta:user-defined>
    <meta:user-defined meta:name="MSIP_Label_09e9a456-2778-4ca9-be06-1190b1e1118a_SetDate" meta:value-type="string">2023-04-06T08:21:47Z</meta:user-defined>
    <meta:user-defined meta:name="MSIP_Label_09e9a456-2778-4ca9-be06-1190b1e1118a_SiteId" meta:value-type="string">658ba197-6c73-4fea-91bd-1c7d8de6bf2c</meta:user-defined>
    <meta:template xlink:type="simple" xlink:actuate="onRequest" xlink:title="C:\Users\e061945\Desktop\CERT-SA-20YY-XXX_ThreatName.dotx" xlink:href=""/>
  </office:meta>
</office:document-meta>
</file>